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0pt" fo:language="es" fo:country="ES" fo:font-style="italic" fo:font-weight="bold" officeooo:paragraph-rsid="000fce1c" style:font-size-asian="10pt" style:font-weight-asian="bold" style:font-size-complex="10pt" style:font-weight-complex="bold"/>
    </style:style>
    <style:style style:name="P2" style:family="paragraph" style:parent-style-name="Preformatted_20_Text">
      <style:paragraph-properties style:line-height-at-least="0.476cm" fo:text-align="justify" style:justify-single-word="false"/>
      <style:text-properties officeooo:paragraph-rsid="000fce1c"/>
    </style:style>
    <style:style style:name="P3" style:family="paragraph" style:parent-style-name="Preformatted_20_Text">
      <style:paragraph-properties style:line-height-at-least="0.476cm" fo:text-align="start" style:justify-single-word="false"/>
      <style:text-properties officeooo:paragraph-rsid="000fce1c"/>
    </style:style>
    <style:style style:name="P4" style:family="paragraph" style:parent-style-name="Preformatted_20_Text">
      <style:paragraph-properties fo:margin-left="0cm" fo:margin-right="0cm" style:line-height-at-least="0.476cm" fo:text-align="justify" style:justify-single-word="false" fo:text-indent="0cm" style:auto-text-indent="false"/>
      <style:text-properties officeooo:paragraph-rsid="000fce1c"/>
    </style:style>
    <style:style style:name="P5" style:family="paragraph" style:parent-style-name="Preformatted_20_Text">
      <style:paragraph-properties fo:margin-top="0cm" fo:margin-bottom="0.499cm" style:contextual-spacing="false" style:line-height-at-least="0.476cm" fo:text-align="justify" style:justify-single-word="false"/>
      <style:text-properties officeooo:paragraph-rsid="000fce1c"/>
    </style:style>
    <style:style style:name="T1" style:family="text">
      <style:text-properties fo:font-variant="normal" fo:text-transform="none" fo:color="#0000ff" loext:opacity="100%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fo:color="#0000ff" loext:opacity="100%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0000ff" loext:opacity="100%" style:font-name="Arial" fo:font-size="10.5pt" fo:letter-spacing="normal" fo:font-style="normal" fo:font-weight="bold" style:font-size-asian="10.5pt" style:font-size-complex="10.5pt"/>
    </style:style>
    <style:style style:name="T4" style:family="text">
      <style:text-properties fo:font-variant="normal" fo:text-transform="none" fo:color="#0000ff" loext:opacity="100%" fo:font-size="10pt" fo:letter-spacing="normal" style:font-size-asian="10pt" style:font-size-complex="10pt"/>
    </style:style>
    <style:style style:name="T5" style:family="text">
      <style:text-properties fo:font-variant="normal" fo:text-transform="none" fo:color="#000000" loext:opacity="100%" style:font-name="Arial" fo:font-size="10pt" fo:letter-spacing="normal" style:font-size-asian="10pt" style:font-size-complex="10pt"/>
    </style:style>
    <style:style style:name="T6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size-complex="10pt"/>
    </style:style>
    <style:style style:name="T7" style:family="text">
      <style:text-properties fo:font-variant="normal" fo:text-transform="none" fo:color="#000000" loext:opacity="100%" style:font-name="Arial" fo:font-size="9pt" fo:letter-spacing="normal" fo:font-style="normal" fo:font-weight="bold" style:font-size-asian="9pt" style:font-size-complex="9pt"/>
    </style:style>
    <style:style style:name="T8" style:family="text">
      <style:text-properties fo:font-variant="normal" fo:text-transform="none" fo:color="#000000" loext:opacity="100%" fo:letter-spacing="normal"/>
    </style:style>
    <style:style style:name="T9" style:family="text">
      <style:text-properties fo:font-variant="normal" fo:text-transform="none" fo:color="#fc0204" loext:opacity="100%" style:font-name="Arial" fo:font-size="10pt" fo:letter-spacing="normal" fo:font-style="normal" fo:font-weight="bol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&lt;centro&gt;</text:span></text:span></text:p>
      <text:p text:style-name="P2"><text:span text:style-name="Source_20_Text"><text:span text:style-name="T5"><text:s text:c="2"/></text:span></text:span><text:span text:style-name="Source_20_Text"><text:span text:style-name="T1">&lt;modulos&gt;</text:span></text:span></text:p>
      <text:p text:style-name="P2"><text:span text:style-name="Source_20_Text"><text:span text:style-name="T1"/></text:span></text:p>
      <text:p text:style-name="P2"><text:span text:style-name="Source_20_Text"><text:span text:style-name="T5"><text:s text:c="4"/></text:span></text:span><text:span text:style-name="Source_20_Text"><text:span text:style-name="T1">&lt;modulo </text:span></text:span><text:span text:style-name="Source_20_Text"><text:span text:style-name="T9">codigo</text:span></text:span><text:span text:style-name="Source_20_Text"><text:span text:style-name="T1">=</text:span></text:span><text:span text:style-name="Source_20_Text"><text:span text:style-name="T6">"0372"</text:span></text:span><text:span text:style-name="Source_20_Text"><text:span text:style-name="T1">&gt;</text:span></text:span></text:p>
      <text:p text:style-name="P2"><text:span text:style-name="Source_20_Text"><text:span text:style-name="T5"><text:s text:c="4"/></text:span></text:span><text:span text:style-name="Source_20_Text"><text:span text:style-name="T1">&lt;nombre&gt;</text:span></text:span><text:span text:style-name="Source_20_Text"><text:span text:style-name="T7">Gestión de bases de</text:span></text:span><text:span text:style-name="Source_20_Text"><text:span text:style-name="T6"> </text:span></text:span><text:span text:style-name="Source_20_Text"><text:span text:style-name="T7">datos</text:span></text:span><text:span text:style-name="Source_20_Text"><text:span text:style-name="T1">&lt;/nombre&gt;</text:span></text:span></text:p>
      <text:p text:style-name="P2"><text:span text:style-name="Source_20_Text"><text:span text:style-name="T5"><text:s text:c="6"/></text:span></text:span><text:span text:style-name="Source_20_Text"><text:span text:style-name="T1">&lt;curso&gt;</text:span></text:span><text:span text:style-name="Source_20_Text"><text:span text:style-name="T6">1</text:span></text:span><text:span text:style-name="Source_20_Text"><text:span text:style-name="T1">&lt;/curso&gt;</text:span></text:span></text:p>
      <text:p text:style-name="P2"><text:span text:style-name="Source_20_Text"><text:span text:style-name="T5"><text:s text:c="6"/></text:span></text:span><text:span text:style-name="Source_20_Text"><text:span text:style-name="T1">&lt;horas&gt;</text:span></text:span><text:span text:style-name="Source_20_Text"><text:span text:style-name="T6">5</text:span></text:span><text:span text:style-name="Source_20_Text"><text:span text:style-name="T1">&lt;/horas&gt;</text:span></text:span></text:p>
      <text:p text:style-name="P2"><text:span text:style-name="Source_20_Text"><text:span text:style-name="T5"><text:s text:c="6"/></text:span></text:span><text:span text:style-name="Source_20_Text"><text:span text:style-name="T1">&lt;ciclo&gt;</text:span></text:span><text:span text:style-name="Source_20_Text"><text:span text:style-name="T6">ASIR</text:span></text:span><text:span text:style-name="Source_20_Text"><text:span text:style-name="T1">&lt;/ciclo&gt;</text:span></text:span></text:p>
      <text:p text:style-name="P2"><text:span text:style-name="Source_20_Text"><text:span text:style-name="T5"><text:s text:c="4"/></text:span></text:span><text:span text:style-name="Source_20_Text"><text:span text:style-name="T1">&lt;/modulo&gt;</text:span></text:span></text:p>
      <text:p text:style-name="P2"><text:span text:style-name="Source_20_Text"><text:span text:style-name="T1"/></text:span></text:p>
      <text:p text:style-name="P3"><text:span text:style-name="Source_20_Text"><text:span text:style-name="T1"><text:s/>&lt;modulo </text:span></text:span><text:span text:style-name="Source_20_Text"><text:span text:style-name="T9">codigo</text:span></text:span><text:span text:style-name="Source_20_Text"><text:span text:style-name="T1">=</text:span></text:span><text:span text:style-name="Source_20_Text"><text:span text:style-name="T6">"0228"</text:span></text:span><text:span text:style-name="Source_20_Text"><text:span text:style-name="T1">&gt;</text:span></text:span></text:p>
      <text:p text:style-name="P3"><text:span text:style-name="Source_20_Text"><text:span text:style-name="T5"><text:s text:c="3"/></text:span></text:span><text:span text:style-name="Source_20_Text"><text:span text:style-name="T1">&lt;nombre&gt;</text:span></text:span><text:span text:style-name="Source_20_Text"><text:span text:style-name="T7">Aplicaciones web</text:span></text:span><text:span text:style-name="Source_20_Text"><text:span text:style-name="T1">&lt;/nombre&gt;</text:span></text:span></text:p>
      <text:p text:style-name="P2"><text:span text:style-name="Source_20_Text"><text:span text:style-name="T5"><text:s text:c="4"/></text:span></text:span><text:span text:style-name="Source_20_Text"><text:span text:style-name="T1">&lt;curso&gt;</text:span></text:span><text:span text:style-name="Source_20_Text"><text:span text:style-name="T6">2</text:span></text:span><text:span text:style-name="Source_20_Text"><text:span text:style-name="T1">&lt;/curso&gt;</text:span></text:span></text:p>
      <text:p text:style-name="P2"><text:span text:style-name="Source_20_Text"><text:span text:style-name="T5"><text:s text:c="6"/></text:span></text:span><text:span text:style-name="Source_20_Text"><text:span text:style-name="T1">&lt;horas&gt;</text:span></text:span><text:span text:style-name="Source_20_Text"><text:span text:style-name="T6">4</text:span></text:span><text:span text:style-name="Source_20_Text"><text:span text:style-name="T1">&lt;/horas&gt;</text:span></text:span></text:p>
      <text:p text:style-name="P2"><text:span text:style-name="Source_20_Text"><text:span text:style-name="T5"><text:s text:c="6"/></text:span></text:span><text:span text:style-name="Source_20_Text"><text:span text:style-name="T1">&lt;ciclo&gt;</text:span></text:span><text:span text:style-name="Source_20_Text"><text:span text:style-name="T6">SMR</text:span></text:span><text:span text:style-name="Source_20_Text"><text:span text:style-name="T1">&lt;/ciclo&gt; <text:s/></text:span></text:span></text:p>
      <text:p text:style-name="P2"><text:span text:style-name="Source_20_Text"><text:span text:style-name="T6"><text:s text:c="4"/></text:span></text:span><text:span text:style-name="Source_20_Text"><text:span text:style-name="T1">&lt;/modulo&gt;</text:span></text:span></text:p>
      <text:p text:style-name="P2"><text:span text:style-name="Source_20_Text"><text:span text:style-name="T5"><text:s text:c="4"/></text:span></text:span><text:span text:style-name="Source_20_Text"><text:span text:style-name="T1">&lt;modulo </text:span></text:span><text:span text:style-name="Source_20_Text"><text:span text:style-name="T9">codigo</text:span></text:span><text:span text:style-name="Source_20_Text"><text:span text:style-name="T1">=</text:span></text:span><text:span text:style-name="Source_20_Text"><text:span text:style-name="T6">"0373"</text:span></text:span><text:span text:style-name="Source_20_Text"><text:span text:style-name="T1">&gt;</text:span></text:span></text:p>
      <text:p text:style-name="P2"><text:span text:style-name="Source_20_Text"><text:span text:style-name="T8"><text:s text:c="5"/></text:span></text:span></text:p>
      <text:p text:style-name="P2"><text:span text:style-name="Source_20_Text"><text:span text:style-name="T5"><text:s/></text:span></text:span><text:span text:style-name="Source_20_Text"><text:span text:style-name="T1">&lt;nombre&gt;</text:span></text:span><text:span text:style-name="Source_20_Text"><text:span text:style-name="T7">Lenguajes de marcas</text:span></text:span><text:span text:style-name="Source_20_Text"><text:span text:style-name="T6"> </text:span></text:span><text:span text:style-name="Source_20_Text"><text:span text:style-name="T3">&lt;/nombre&gt;</text:span></text:span></text:p>
      <text:p text:style-name="P2"><text:span text:style-name="Source_20_Text"><text:span text:style-name="T5"><text:s text:c="6"/></text:span></text:span><text:span text:style-name="Source_20_Text"><text:span text:style-name="T1">&lt;curso&gt;</text:span></text:span><text:span text:style-name="Source_20_Text"><text:span text:style-name="T6">1</text:span></text:span><text:span text:style-name="Source_20_Text"><text:span text:style-name="T1">&lt;/curso&gt;</text:span></text:span></text:p>
      <text:p text:style-name="P2"><text:span text:style-name="Source_20_Text"><text:span text:style-name="T5"><text:s text:c="6"/></text:span></text:span><text:span text:style-name="Source_20_Text"><text:span text:style-name="T1">&lt;horas&gt;</text:span></text:span><text:span text:style-name="Source_20_Text"><text:span text:style-name="T6">3</text:span></text:span><text:span text:style-name="Source_20_Text"><text:span text:style-name="T1">&lt;/horas&gt;</text:span></text:span></text:p>
      <text:p text:style-name="P2"><text:span text:style-name="Source_20_Text"><text:span text:style-name="T5"><text:s text:c="6"/></text:span></text:span><text:span text:style-name="Source_20_Text"><text:span text:style-name="T1">&lt;ciclo&gt;</text:span></text:span><text:span text:style-name="Source_20_Text"><text:span text:style-name="T6">ASIR</text:span></text:span><text:span text:style-name="Source_20_Text"><text:span text:style-name="T1">&lt;/ciclo&gt;</text:span></text:span></text:p>
      <text:p text:style-name="P2"><text:span text:style-name="Source_20_Text"><text:span text:style-name="T5"><text:s text:c="6"/></text:span></text:span><text:span text:style-name="Source_20_Text"><text:span text:style-name="T1">&lt;ciclo&gt;</text:span></text:span><text:span text:style-name="Source_20_Text"><text:span text:style-name="T6">DAW</text:span></text:span><text:span text:style-name="Source_20_Text"><text:span text:style-name="T1">&lt;/ciclo&gt;</text:span></text:span></text:p>
      <text:p text:style-name="P2"><text:span text:style-name="Source_20_Text"><text:span text:style-name="T5"><text:s text:c="4"/></text:span></text:span><text:span text:style-name="Source_20_Text"><text:span text:style-name="T1">&lt;/modulo&gt;</text:span></text:span></text:p>
      <text:p text:style-name="P2"><text:span text:style-name="Source_20_Text"><text:span text:style-name="T1"/></text:span></text:p>
      <text:p text:style-name="P2"><text:span text:style-name="Source_20_Text"><text:span text:style-name="T5"><text:s text:c="4"/></text:span></text:span><text:span text:style-name="Source_20_Text"><text:span text:style-name="T1">&lt;modulo </text:span></text:span><text:span text:style-name="Source_20_Text"><text:span text:style-name="T9">codigo</text:span></text:span><text:span text:style-name="Source_20_Text"><text:span text:style-name="T1">=</text:span></text:span><text:span text:style-name="Source_20_Text"><text:span text:style-name="T6">"0376"</text:span></text:span><text:span text:style-name="Source_20_Text"><text:span text:style-name="T1">&gt;</text:span></text:span></text:p>
      <text:p text:style-name="P4"><text:span text:style-name="Source_20_Text"><text:span text:style-name="T1"><text:s text:c="2"/></text:span></text:span><text:span text:style-name="Source_20_Text"><text:span text:style-name="T2">&lt;</text:span></text:span><text:span text:style-name="Source_20_Text"><text:span text:style-name="T1">nombre&gt;</text:span></text:span><text:span text:style-name="Source_20_Text"><text:span text:style-name="T7">Implantación de aplicaciones</text:span></text:span><text:span text:style-name="Source_20_Text"><text:span text:style-name="T1">&lt;/nombre&gt;</text:span></text:span><text:span text:style-name="Source_20_Text"><text:span text:style-name="T5"> <text:s text:c="3"/></text:span></text:span></text:p>
      <text:p text:style-name="P4"><text:span text:style-name="Source_20_Text"><text:span text:style-name="T5"><text:s text:c="5"/></text:span></text:span><text:span text:style-name="Source_20_Text"><text:span text:style-name="T1">&lt;curso&gt;</text:span></text:span><text:span text:style-name="Source_20_Text"><text:span text:style-name="T6">2</text:span></text:span><text:span text:style-name="Source_20_Text"><text:span text:style-name="T1">&lt;/curso&gt;</text:span></text:span></text:p>
      <text:p text:style-name="P2"><text:span text:style-name="Source_20_Text"><text:span text:style-name="T5"><text:s text:c="6"/></text:span></text:span><text:span text:style-name="Source_20_Text"><text:span text:style-name="T1">&lt;horas&gt;</text:span></text:span><text:span text:style-name="Source_20_Text"><text:span text:style-name="T6">5</text:span></text:span><text:span text:style-name="Source_20_Text"><text:span text:style-name="T1">&lt;/horas&gt;</text:span></text:span></text:p>
      <text:p text:style-name="P2"><text:span text:style-name="Source_20_Text"><text:span text:style-name="T5"><text:s text:c="6"/></text:span></text:span><text:span text:style-name="Source_20_Text"><text:span text:style-name="T1">&lt;ciclo&gt;</text:span></text:span><text:span text:style-name="Source_20_Text"><text:span text:style-name="T6">ASIR</text:span></text:span><text:span text:style-name="Source_20_Text"><text:span text:style-name="T1">&lt;/ciclo&gt;</text:span></text:span></text:p>
      <text:p text:style-name="P2"><text:span text:style-name="Source_20_Text"><text:span text:style-name="T5"><text:s text:c="4"/></text:span></text:span><text:span text:style-name="Source_20_Text"><text:span text:style-name="T1">&lt;/modulo&gt;</text:span></text:span></text:p>
      <text:p text:style-name="P2"><text:span text:style-name="Source_20_Text"><text:span text:style-name="T1"/></text:span></text:p>
      <text:p text:style-name="P2"><text:span text:style-name="Source_20_Text"><text:span text:style-name="T5"><text:s text:c="2"/></text:span></text:span><text:span text:style-name="Source_20_Text"><text:span text:style-name="T1">&lt;/modulos&gt;</text:span></text:span></text:p>
      <text:p text:style-name="P5"><text:span text:style-name="Source_20_Text"><text:span text:style-name="T1">&lt;/centro&gt;</text:span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1T21:52:48.651000000</meta:creation-date>
    <dc:date>2023-05-31T21:53:55.298000000</dc:date>
    <meta:editing-duration>PT1M6S</meta:editing-duration>
    <meta:editing-cycles>1</meta:editing-cycles>
    <meta:document-statistic meta:table-count="0" meta:image-count="0" meta:object-count="0" meta:page-count="1" meta:paragraph-count="30" meta:word-count="43" meta:character-count="667" meta:non-whitespace-character-count="524"/>
    <meta:generator>LibreOffice/7.1.4.2$Windows_X86_64 LibreOffice_project/a529a4fab45b75fefc5b6226684193eb000654f6</meta:generator>
  </office:meta>
</office:document-meta>
</file>